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.5cm" fo:min-width="26.2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4cm" fo:min-width="0.384cm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6.75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3cm" fo:min-width="10cm" loext:decorative="false"/>
    </style:style>
    <style:style style:name="gr6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13cm" loext:decorative="fals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75cm" loext:decorative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2.325cm" fo:min-width="11.775cm" loext:decorative="fals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173cm" fo:min-width="9.455cm" loext:decorative="fals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4.258cm" fo:min-width="9.455cm" loext:decorative="fals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174cm" fo:min-width="9.455cm" loext:decorative="false"/>
    </style:style>
    <style:style style:name="gr13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1.75cm" fo:min-width="10.25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109cm" fo:min-width="8.459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3.373cm" fo:min-width="8.459cm" loext:decorative="fals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108cm" fo:min-width="4.47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7.25cm" svg:height="1.25cm" svg:x="6.201cm" svg:y="3.0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5cm" svg:height="1.25cm" svg:x="25.25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10.5cm" svg:height="13.25cm" svg:x="2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3.5cm" svg:height="13.25cm" svg:x="13.7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25cm" svg:height="1.5cm" svg:x="14.75cm" svg:y="7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25cm" svg:height="1.5cm" svg:x="14.75cm" svg:y="10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25cm" svg:height="1.5cm" svg:x="17.45cm" svg:y="14.05cm"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7.25cm" svg:height="1.25cm" svg:x="6.201cm" svg:y="3.0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5cm" svg:height="1.25cm" svg:x="25.25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9" draw:text-style-name="P3" draw:layer="layout" svg:width="12.275cm" svg:height="12.575cm" svg:x="8.725cm" svg:y="5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9.955cm" svg:height="1.423cm" svg:x="10.043cm" svg:y="6.46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9.955cm" svg:height="4.508cm" svg:x="10.043cm" svg:y="10.7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9.955cm" svg:height="1.423cm" svg:x="10.043cm" svg:y="16.42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9.955cm" svg:height="1.424cm" svg:x="9.978cm" svg:y="8.59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3" draw:text-style-name="P3" draw:layer="layout" svg:width="10.75cm" svg:height="12cm" svg:x="3.05cm" svg:y="4.9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8.959cm" svg:height="1.359cm" svg:x="3.846cm" svg:y="5.62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8.959cm" svg:height="1.359cm" svg:x="3.846cm" svg:y="7.89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8.959cm" svg:height="3.623cm" svg:x="3.846cm" svg:y="10.3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4.977cm" svg:height="1.358cm" svg:x="3.846cm" svg:y="15.139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3" draw:text-style-name="P3" draw:layer="layout" svg:width="10.75cm" svg:height="12cm" svg:x="15.75cm" svg:y="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8.959cm" svg:height="1.359cm" svg:x="16.546cm" svg:y="5.67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8.959cm" svg:height="1.359cm" svg:x="16.546cm" svg:y="7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8.959cm" svg:height="3.623cm" svg:x="16.546cm" svg:y="10.4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4.977cm" svg:height="1.358cm" svg:x="16.546cm" svg:y="15.18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2:07:41.854107107</meta:creation-date>
    <dc:date>2025-09-10T22:25:38.679384682</dc:date>
    <meta:editing-duration>PT7M42S</meta:editing-duration>
    <meta:editing-cycles>1</meta:editing-cycles>
    <meta:document-statistic meta:object-count="34"/>
    <meta:generator>LibreOffice/24.2.7.2$Linux_X86_64 LibreOffice_project/420$Build-2</meta:generator>
  </office:meta>
</office:document-meta>
</file>